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7.84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P3" style:family="paragraph" style:parent-style-name="Table_20_Contents">
      <style:text-properties fo:font-size="14pt" officeooo:rsid="001a17d2" officeooo:paragraph-rsid="001a17d2" style:font-size-asian="14pt" style:font-size-complex="14pt"/>
    </style:style>
    <style:style style:name="P4" style:family="paragraph" style:parent-style-name="Table_20_Contents">
      <style:text-properties officeooo:paragraph-rsid="00163a0b"/>
    </style:style>
    <style:style style:name="P5" style:family="paragraph" style:parent-style-name="Standard">
      <style:text-properties officeooo:paragraph-rsid="00163a0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deaf" officeooo:paragraph-rsid="001bdeaf" style:font-weight-asian="bold" style:font-weight-complex="bold"/>
    </style:style>
    <style:style style:name="P7" style:family="paragraph" style:parent-style-name="Standard">
      <style:text-properties fo:font-size="14pt" officeooo:rsid="001a54bc" officeooo:paragraph-rsid="00163a0b" style:font-size-asian="14pt" style:font-size-complex="14pt"/>
    </style:style>
    <style:style style:name="P8" style:family="paragraph" style:parent-style-name="Standard">
      <style:text-properties fo:font-size="14pt" officeooo:rsid="001bdeaf" officeooo:paragraph-rsid="001bdeaf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bdeaf" officeooo:paragraph-rsid="001bdea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1bdeaf" officeooo:paragraph-rsid="001bdeaf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font-size="14pt" officeooo:rsid="001e9f83" officeooo:paragraph-rsid="001e9f83" style:font-size-asian="14pt" style:font-size-complex="14pt"/>
    </style:style>
    <style:style style:name="T1" style:family="text">
      <style:text-properties fo:font-size="14pt" fo:font-weight="bold" officeooo:rsid="001a17d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3a0b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3a0b" style:font-size-asian="14pt" style:font-size-complex="14pt"/>
    </style:style>
    <style:style style:name="T5" style:family="text">
      <style:text-properties fo:font-size="14pt" officeooo:rsid="001a17d2" style:font-size-asian="14pt" style:font-size-complex="14pt"/>
    </style:style>
    <style:style style:name="T6" style:family="text">
      <style:text-properties fo:font-size="14pt" officeooo:rsid="001a54bc" style:font-size-asian="14pt" style:font-size-complex="14pt"/>
    </style:style>
    <style:style style:name="T7" style:family="text">
      <style:text-properties fo:font-size="14pt" officeooo:rsid="001c2796" style:font-size-asian="14pt" style:font-size-complex="14pt"/>
    </style:style>
    <style:style style:name="T8" style:family="text">
      <style:text-properties fo:font-size="14pt" officeooo:rsid="001e9f83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95855051696">
          <table:table-cell table:style-name="Table1.A1" office:value-type="string">
            <text:p text:style-name="P1">Woche</text:p>
          </table:table-cell>
          <table:table-cell table:style-name="Table1.A1" office:value-type="string">
            <text:p text:style-name="P4"><text:span text:style-name="T1">Dienstag</text:span><text:span text:style-name="T2"> Stunde</text:span></text:p>
          </table:table-cell>
          <table:table-cell table:style-name="Table1.C1" office:value-type="string">
            <text:p text:style-name="P1"/>
          </table:table-cell>
        </table:table-row>
        <table:table-row table:style-name="TableLine94395855540896">
          <table:table-cell table:style-name="Table1.A2" office:value-type="string">
            <text:p text:style-name="P2">KW 21 19.05 </text:p>
          </table:table-cell>
          <table:table-cell table:style-name="Table1.A2" office:value-type="string">
            <text:p text:style-name="P4"><text:span text:style-name="T7">Flächen erkennen und beschreiben</text:span><text:span text:style-name="T4"> </text:span><text:span text:style-name="T5">[ S.</text:span><text:span text:style-name="T7">178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2368">
          <table:table-cell table:style-name="Table1.A2" office:value-type="string">
            <text:p text:style-name="P2">KW 22 26.05</text:p>
          </table:table-cell>
          <table:table-cell table:style-name="Table1.A2" office:value-type="string">
            <text:p text:style-name="P4"><text:span text:style-name="T7">Umfang von Vielecken</text:span><text:span text:style-name="T4"> </text:span><text:span text:style-name="T5">[S .</text:span><text:span text:style-name="T7">182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3168">
          <table:table-cell table:style-name="Table1.A2" office:value-type="string">
            <text:p text:style-name="P2">KW 23 02.06</text:p>
          </table:table-cell>
          <table:table-cell table:style-name="Table1.A2" office:value-type="string">
            <text:p text:style-name="P4"><text:span text:style-name="T7">Flächeninhalt und Einh</text:span><text:span text:style-name="T8">ei</text:span><text:span text:style-name="T7">ten</text:span><text:span text:style-name="T4"> </text:span><text:span text:style-name="T5">[ S. </text:span><text:span text:style-name="T7">192</text:span><text:span text:style-name="T5">]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4016">
          <table:table-cell table:style-name="Table1.A2" office:value-type="string">
            <text:p text:style-name="P3">KW 24 09.06</text:p>
          </table:table-cell>
          <table:table-cell table:style-name="Table1.A2" office:value-type="string">
            <text:p text:style-name="P11">S. 204 Der Zoo renoviert</text:p>
          </table:table-cell>
          <table:table-cell table:style-name="Table1.C2" office:value-type="string">
            <text:p text:style-name="P2"/>
          </table:table-cell>
        </table:table-row>
        <table:table-row table:style-name="TableLine94395855544816">
          <table:table-cell table:style-name="Table1.A2" office:value-type="string">
            <text:p text:style-name="P3">KW 25 16.06</text:p>
          </table:table-cell>
          <table:table-cell table:style-name="Table1.A2" office:value-type="string">
            <text:p text:style-name="P3">KA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ext:p text:style-name="P5"><text:span text:style-name="T4">Klassenarbeit </text:span><text:span text:style-name="T5">Dienstag</text:span><text:span text:style-name="T4"> </text:span><text:span text:style-name="T5">17</text:span><text:span text:style-name="T4">.06 in der <text:s/></text:span><text:span text:style-name="T6">Fachstunde</text:span></text:p>
      <text:p text:style-name="P7"/>
      <text:p text:style-name="P6"><text:span text:style-name="T6">W</text:span><text:span text:style-name="T3">arm-up Aufgaben [ Wiederholung S. 88]</text:span></text:p>
      <text:p text:style-name="P9"/>
      <text:p text:style-name="P10">1) 2 + 3</text:p>
      <text:p text:style-name="P10">2)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20T09:17:48.920525450</dc:date>
    <meta:editing-duration>PT12M33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58" meta:character-count="305" meta:non-whitespace-character-count="260"/>
  </office:meta>
</office:document-meta>
</file>